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e une méthode pour détecter les motifs récurrents dans une collection de page.</text:p>
      <text:p text:style-name="Standard">La méthode s'appuie sur la construction d'un mapping entre le DOM de plusieurs pages web et extrait les sous arbres qui sont commun à ces documents.</text:p>
      <text:p text:style-name="Standard"/>
      <text:p text:style-name="Standard">L'article fait un état de l'art du Tree mapping et les solutions aux problèmes d'optimisation de la recherche du meilleur mapping. <text:s/></text:p>
      <text:p text:style-name="Standard">Introduit notamment deux algorithmes intéressant de calcule du consensus entre deux structures arborescentes [19, 20]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0:44:56</meta:creation-date>
    <meta:generator>LibreOffice/3.5$Linux_x86 LibreOffice_project/350m1$Build-2</meta:generator>
    <dc:date>2014-02-15T11:31:58</dc:date>
    <dc:creator>Asus </dc:creator>
    <meta:editing-duration>PT40M20S</meta:editing-duration>
    <meta:editing-cycles>6</meta:editing-cycles>
    <meta:document-statistic meta:table-count="0" meta:image-count="0" meta:object-count="0" meta:page-count="1" meta:paragraph-count="4" meta:word-count="75" meta:character-count="483" meta:non-whitespace-character-count="408"/>
  </office:meta>
</office:document-meta>
</file>